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number-columns-repeated="2" table:default-cell-style-name="ce13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5" office:value-type="string">
            <text:p>Q</text:p>
          </table:table-cell>
          <table:table-cell table:style-name="ce9" office:value-type="string">
            <text:p>S</text:p>
          </table:table-cell>
          <table:table-cell table:number-columns-repeated="4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2" table:number-columns-spanned="1" table:number-rows-spanned="2">
            <text:p>2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4" office:value-type="float" office:value="3" table:number-columns-spanned="1" table:number-rows-spanned="2">
            <text:p>3</text:p>
          </table:table-cell>
          <table:table-cell table:style-name="ce1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C</text:p>
          </table:table-cell>
          <table:table-cell table:style-name="ce11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3" table:number-columns-spanned="1" table:number-rows-spanned="2">
            <text:p>3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4" office:value-type="float" office:value="3" table:number-columns-spanned="1" table:number-rows-spanned="2">
            <text:p>3</text:p>
          </table:table-cell>
          <table:table-cell table:style-name="ce1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C</text:p>
          </table:table-cell>
          <table:table-cell table:style-name="ce11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4" table:number-columns-spanned="1" table:number-rows-spanned="2">
            <text:p>4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4" office:value-type="float" office:value="0" table:number-columns-spanned="1" table:number-rows-spanned="2">
            <text:p>0</text:p>
          </table:table-cell>
          <table:table-cell table:style-name="ce1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C</text:p>
          </table:table-cell>
          <table:table-cell table:style-name="ce11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5" table:number-columns-spanned="1" table:number-rows-spanned="2">
            <text:p>5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4" office:value-type="float" office:value="0" table:number-columns-spanned="1" table:number-rows-spanned="2">
            <text:p>0</text:p>
          </table:table-cell>
          <table:table-cell table:style-name="ce1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style-name="ce4" office:value-type="float" office:value="3" table:number-columns-spanned="1" table:number-rows-spanned="2">
            <text:p>3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C</text:p>
          </table:table-cell>
          <table:table-cell table:style-name="ce11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6" table:number-columns-spanned="1" table:number-rows-spanned="3">
            <text:p>6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4" office:value-type="float" office:value="1" table:number-columns-spanned="1" table:number-rows-spanned="3">
            <text:p>1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7" table:number-columns-spanned="1" table:number-rows-spanned="3">
            <text:p>7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4" office:value-type="float" office:value="1" table:number-columns-spanned="1" table:number-rows-spanned="3">
            <text:p>1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8" table:number-columns-spanned="1" table:number-rows-spanned="3">
            <text:p>8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4" office:value-type="float" office:value="0" table:number-columns-spanned="1" table:number-rows-spanned="3">
            <text:p>0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9" table:number-columns-spanned="1" table:number-rows-spanned="3">
            <text:p>9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4" office:value-type="float" office:value="1" table:number-columns-spanned="1" table:number-rows-spanned="3">
            <text:p>1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10" table:number-columns-spanned="1" table:number-rows-spanned="3">
            <text:p>10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4" office:value-type="float" office:value="0" table:number-columns-spanned="1" table:number-rows-spanned="3">
            <text:p>0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11" table:number-columns-spanned="1" table:number-rows-spanned="3">
            <text:p>11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4" office:value-type="float" office:value="1" table:number-columns-spanned="1" table:number-rows-spanned="3">
            <text:p>1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S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12" table:number-columns-spanned="1" table:number-rows-spanned="3">
            <text:p>12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4" office:value-type="float" office:value="0" table:number-columns-spanned="1" table:number-rows-spanned="3">
            <text:p>0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2" office:value-type="float" office:value="13" table:number-columns-spanned="1" table:number-rows-spanned="3">
            <text:p>13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4" office:value-type="float" office:value="0" table:number-columns-spanned="1" table:number-rows-spanned="3">
            <text:p>0</text:p>
          </table:table-cell>
          <table:table-cell table:style-name="ce14" office:value-type="float" office:value="3" table:number-columns-spanned="1" table:number-rows-spanned="3">
            <text:p>3</text:p>
          </table:table-cell>
          <table:table-cell table:style-name="ce4" office:value-type="float" office:value="3" table:number-columns-spanned="1" table:number-rows-spanned="3">
            <text:p>3</text:p>
          </table:table-cell>
          <table:table-cell table:style-name="ce4" office:value-type="float" office:value="1" table:number-columns-spanned="1" table:number-rows-spanned="3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2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covered-table-cell/>
          <table:table-cell table:style-name="ce7" office:value-type="string">
            <text:p>A</text:p>
          </table:table-cell>
          <table:table-cell table:style-name="ce11" office:value-type="string">
            <text:p>M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Default" office:value-type="string">
            <text:p>UJA</text:p>
          </table:table-cell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27/06/2010</text:date>, <text:time>23:0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7T18:19:01</meta:creation-date>
    <dc:date>2010-06-27T23:09:57</dc:date>
    <meta:editing-duration>PT04H35M32S</meta:editing-duration>
    <meta:editing-cycles>5</meta:editing-cycles>
    <meta:generator>OpenOffice.org/3.1$Unix OpenOffice.org_project/310m19$Build-9420</meta:generator>
    <meta:document-statistic meta:table-count="3" meta:cell-count="149" meta:object-count="0"/>
  </office:meta>
</office:document-meta>
</file>